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3.4021in" fo:margin-left="0.3938in" table:align="left"/>
    </style:style>
    <style:style style:name="Table6.A" style:family="table-column">
      <style:table-column-properties style:column-width="0.7882in"/>
    </style:style>
    <style:style style:name="Table6.B" style:family="table-column">
      <style:table-column-properties style:column-width="0.4236in"/>
    </style:style>
    <style:style style:name="Table6.C" style:family="table-column">
      <style:table-column-properties style:column-width="2.1903in"/>
    </style:style>
    <style:style style:name="Table6.A1" style:family="table-cell">
      <style:table-cell-properties style:vertical-align="middle" fo:padding="0.0194in" fo:border="none"/>
    </style:style>
    <style:style style:name="Table1" style:family="table">
      <style:table-properties style:width="5.3021in" fo:margin-left="0.3938in" table:align="left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4236in"/>
    </style:style>
    <style:style style:name="Table1.C" style:family="table-column">
      <style:table-column-properties style:column-width="4.376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021in" fo:margin-left="0.3938in" table:align="left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0.4236in"/>
    </style:style>
    <style:style style:name="Table2.C" style:family="table-column">
      <style:table-column-properties style:column-width="4.376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3021in" fo:margin-left="0.3938in" table:align="left"/>
    </style:style>
    <style:style style:name="Table3.A" style:family="table-column">
      <style:table-column-properties style:column-width="0.5021in"/>
    </style:style>
    <style:style style:name="Table3.B" style:family="table-column">
      <style:table-column-properties style:column-width="0.4236in"/>
    </style:style>
    <style:style style:name="Table3.C" style:family="table-column">
      <style:table-column-properties style:column-width="4.376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3625in" fo:margin-left="0.3938in" table:align="left"/>
    </style:style>
    <style:style style:name="Table4.A" style:family="table-column">
      <style:table-column-properties style:column-width="0.5021in"/>
    </style:style>
    <style:style style:name="Table4.B" style:family="table-column">
      <style:table-column-properties style:column-width="0.4236in"/>
    </style:style>
    <style:style style:name="Table4.C" style:family="table-column">
      <style:table-column-properties style:column-width="4.436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4278in" fo:margin-left="0.3938in" table:align="left"/>
    </style:style>
    <style:style style:name="Table5.A" style:family="table-column">
      <style:table-column-properties style:column-width="0.5021in"/>
    </style:style>
    <style:style style:name="Table5.B" style:family="table-column">
      <style:table-column-properties style:column-width="0.4236in"/>
    </style:style>
    <style:style style:name="Table5.C" style:family="table-column">
      <style:table-column-properties style:column-width="2.5021in"/>
    </style:style>
    <style:style style:name="Table5.A1" style:family="table-cell">
      <style:table-cell-properties style:vertical-align="middle" fo:padding="0.0194in" fo:border="none"/>
    </style:style>
    <style:style style:name="Table7" style:family="table">
      <style:table-properties style:width="5.3021in" fo:margin-left="0.3938in" table:align="left"/>
    </style:style>
    <style:style style:name="Table7.A" style:family="table-column">
      <style:table-column-properties style:column-width="0.5021in"/>
    </style:style>
    <style:style style:name="Table7.B" style:family="table-column">
      <style:table-column-properties style:column-width="0.4236in"/>
    </style:style>
    <style:style style:name="Table7.C" style:family="table-column">
      <style:table-column-properties style:column-width="4.376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3882in" fo:margin-left="0.3938in" table:align="left"/>
    </style:style>
    <style:style style:name="Table8.A" style:family="table-column">
      <style:table-column-properties style:column-width="0.5882in"/>
    </style:style>
    <style:style style:name="Table8.B" style:family="table-column">
      <style:table-column-properties style:column-width="0.4236in"/>
    </style:style>
    <style:style style:name="Table8.C" style:family="table-column">
      <style:table-column-properties style:column-width="4.376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3396in" fo:margin-left="0.3938in" table:align="left"/>
    </style:style>
    <style:style style:name="Table9.A" style:family="table-column">
      <style:table-column-properties style:column-width="0.5021in"/>
    </style:style>
    <style:style style:name="Table9.B" style:family="table-column">
      <style:table-column-properties style:column-width="0.4236in"/>
    </style:style>
    <style:style style:name="Table9.C" style:family="table-column">
      <style:table-column-properties style:column-width="3.413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3021in" fo:margin-left="0.3938in" table:align="left"/>
    </style:style>
    <style:style style:name="Table10.A" style:family="table-column">
      <style:table-column-properties style:column-width="0.5021in"/>
    </style:style>
    <style:style style:name="Table10.B" style:family="table-column">
      <style:table-column-properties style:column-width="0.4236in"/>
    </style:style>
    <style:style style:name="Table10.C" style:family="table-column">
      <style:table-column-properties style:column-width="4.3764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3021in" fo:margin-left="0.3938in" table:align="left"/>
    </style:style>
    <style:style style:name="Table11.A" style:family="table-column">
      <style:table-column-properties style:column-width="0.5021in"/>
    </style:style>
    <style:style style:name="Table11.B" style:family="table-column">
      <style:table-column-properties style:column-width="0.4236in"/>
    </style:style>
    <style:style style:name="Table11.C" style:family="table-column">
      <style:table-column-properties style:column-width="4.3764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5.3021in" fo:margin-left="0.3938in" table:align="left"/>
    </style:style>
    <style:style style:name="Table12.A" style:family="table-column">
      <style:table-column-properties style:column-width="0.5021in"/>
    </style:style>
    <style:style style:name="Table12.B" style:family="table-column">
      <style:table-column-properties style:column-width="0.4236in"/>
    </style:style>
    <style:style style:name="Table12.C" style:family="table-column">
      <style:table-column-properties style:column-width="4.376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3021in" fo:margin-left="0.3938in" table:align="left"/>
    </style:style>
    <style:style style:name="Table13.A" style:family="table-column">
      <style:table-column-properties style:column-width="0.5021in"/>
    </style:style>
    <style:style style:name="Table13.B" style:family="table-column">
      <style:table-column-properties style:column-width="0.4236in"/>
    </style:style>
    <style:style style:name="Table13.C" style:family="table-column">
      <style:table-column-properties style:column-width="4.3764in"/>
    </style:style>
    <style:style style:name="Table13.A1" style:family="table-cell">
      <style:table-cell-properties style:vertical-align="middle" fo:padding="0.0194in" fo:border="none"/>
    </style:style>
    <style:style style:name="P1" style:family="paragraph" style:parent-style-name="Heading_20_4">
      <style:paragraph-properties fo:margin-left="0in" fo:margin-right="0in" fo:text-indent="0in" style:auto-text-indent="false"/>
    </style:style>
    <style:style style:name="P2" style:family="paragraph" style:parent-style-name="Heading_20_4">
      <style:paragraph-properties fo:margin-left="0in" fo:margin-right="0in" fo:text-indent="0in" style:auto-text-indent="false"/>
      <style:text-properties officeooo:paragraph-rsid="001b14c6"/>
    </style:style>
    <style:style style:name="P3" style:family="paragraph" style:parent-style-name="List_20_Heading">
      <style:paragraph-properties fo:margin-left="0in" fo:margin-right="0in" fo:text-indent="0in" style:auto-text-indent="false"/>
    </style:style>
    <style:style style:name="P4" style:family="paragraph" style:parent-style-name="Table_20_Heading">
      <style:text-properties officeooo:paragraph-rsid="001b14c6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officeooo:paragraph-rsid="001b14c6" style:font-size-asian="2pt" style:font-size-complex="2pt"/>
    </style:style>
    <style:style style:name="P7" style:family="paragraph" style:parent-style-name="Table_20_Contents">
      <style:text-properties officeooo:paragraph-rsid="001b14c6"/>
    </style:style>
    <style:style style:name="P8" style:family="paragraph" style:parent-style-name="Heading_20_5">
      <style:paragraph-properties fo:margin-left="0.3937in" fo:margin-right="0in" fo:text-indent="0in" style:auto-text-indent="false"/>
    </style:style>
    <style:style style:name="P9" style:family="paragraph" style:parent-style-name="Heading_20_5">
      <style:paragraph-properties fo:margin-left="0.3937in" fo:margin-right="0in" fo:text-indent="0in" style:auto-text-indent="false"/>
      <style:text-properties officeooo:paragraph-rsid="001b14c6"/>
    </style:style>
    <style:style style:name="P10" style:family="paragraph" style:parent-style-name="List_20_Heading">
      <style:paragraph-properties fo:margin-left="0.3937in" fo:margin-right="0in" fo:text-indent="0in" style:auto-text-indent="false"/>
    </style:style>
    <style:style style:name="P11" style:family="paragraph" style:parent-style-name="List_20_Contents">
      <style:paragraph-properties fo:margin-top="0in" fo:margin-bottom="0.1965in" style:contextual-spacing="false"/>
    </style:style>
    <style:style style:name="P12" style:family="paragraph" style:parent-style-name="List_20_Contents">
      <style:paragraph-properties fo:margin-top="0in" fo:margin-bottom="0.1965in" style:contextual-spacing="false"/>
      <style:text-properties officeooo:paragraph-rsid="001b14c6"/>
    </style:style>
    <style:style style:name="T1" style:family="text">
      <style:text-properties officeooo:rsid="001be7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OsgiRestClient(baseUrl)</text:h>
      <text:p text:style-name="P12">The OSGi REST API client </text:p>
      <text:h text:style-name="P9" text:outline-level="5">Parameters: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Name</text:p>
            </table:table-cell>
            <table:table-cell table:style-name="Table6.A1" office:value-type="string">
              <text:p text:style-name="P4">Type</text:p>
            </table:table-cell>
            <table:table-cell table:style-name="Table6.A1" office:value-type="string">
              <text:p text:style-name="P4">Description</text:p>
            </table:table-cell>
          </table:table-row>
        </table:table-header-rows>
        <table:table-row>
          <table:table-cell table:style-name="Table6.A1" office:value-type="string">
            <text:p text:style-name="P7"><text:span text:style-name="Source_20_Text">baseUrl</text:span>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7">the base URL to the REST API.</text:p>
          </table:table-cell>
        </table:table-row>
      </table:table>
      <text:h text:style-name="P9" text:outline-level="5">Returns:</text:h>
      <text:p text:style-name="P12">the OSGi REST API client object </text:p>
      <text:h text:style-name="Heading_20_3" text:outline-level="3">Methods</text:h>
      <text:h text:style-name="P1" text:outline-level="4"><text:bookmark text:name="getBundle"/>getBundle(b)</text:h>
      <text:p text:style-name="P11">get the Bundle representation of a specific bundle </text:p>
      <text:h text:style-name="P8" text:outline-level="5">Parameters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b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the bundle, either the numeric bundle ID or the bundle URI path.</text:p>
          </table:table-cell>
        </table:table-row>
      </table:table>
      <text:h text:style-name="P8" text:outline-level="5">Returns:</text:h>
      <text:p text:style-name="P11">the Bundle representation as a JSON object. </text:p>
      <text:h text:style-name="P1" text:outline-level="4"><text:bookmark text:name="getBundleRepresentations"/>getBundle<text:span text:style-name="T1">s</text:span>Representations()</text:h>
      <text:p text:style-name="List_20_Contents">get the bundle representations of all bundles </text:p>
      <text:h text:style-name="P8" text:outline-level="5">Returns:</text:h>
      <text:p text:style-name="P11">a JSON array containing all Bundle representations </text:p>
      <text:h text:style-name="P1" text:outline-level="4"><text:bookmark text:name="getBundles"/>getBundles()</text:h>
      <text:p text:style-name="List_20_Contents">get the bundles </text:p>
      <text:h text:style-name="P8" text:outline-level="5">Returns:</text:h>
      <text:p text:style-name="P11">the URI paths of the bundles as a JSON array of strings. </text:p>
      <text:h text:style-name="P1" text:outline-level="4"><text:bookmark text:name="getBundleStartLevel"/>getBundleStartLevel(b)</text:h>
      <text:p text:style-name="P11">Get the bundle startlevel. </text:p>
      <text:h text:style-name="P8" text:outline-level="5"><text:soft-page-break/>Parameters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b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Contents">the bundle, either the numeric bundle ID or the bundle URI path.</text:p>
          </table:table-cell>
        </table:table-row>
      </table:table>
      <text:h text:style-name="P1" text:outline-level="4">undleState(b)</text:h>
      <text:p text:style-name="P11">Get the state of a bundle. </text:p>
      <text:h text:style-name="P8" text:outline-level="5">Parameters: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b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Table_20_Contents">the bundle, either the numeric bundle ID or the bundle URI path.</text:p>
          </table:table-cell>
        </table:table-row>
      </table:table>
      <text:h text:style-name="P8" text:outline-level="5">Returns:</text:h>
      <text:p text:style-name="P11">the bundle state representation. </text:p>
      <text:h text:style-name="P1" text:outline-level="4"><text:bookmark text:name="getFrameworkStartLevel"/>getFrameworkStartLevel()</text:h>
      <text:p text:style-name="List_20_Contents">get the framework start level in JSON FrameworkStartLevel representation. </text:p>
      <text:p text:style-name="P10"/>
      <text:h text:style-name="P1" text:outline-level="4"><text:bookmark text:name="getServiceRepresentations"/>getServiceRepresentations()</text:h>
      <text:p text:style-name="List_20_Contents">Get the representations of all services </text:p>
      <text:p text:style-name="P10"/>
      <text:h text:style-name="P8" text:outline-level="5">Returns:</text:h>
      <text:p text:style-name="P11">a JSON array containing all representations. </text:p>
      <text:h text:style-name="P1" text:outline-level="4"><text:bookmark text:name="getServices"/>getServices()</text:h>
      <text:p text:style-name="List_20_Contents">Get all services. </text:p>
      <text:p text:style-name="P10"/>
      <text:h text:style-name="P8" text:outline-level="5">Returns:</text:h>
      <text:p text:style-name="P11">a JSON array of the URI paths of all services. </text:p>
      <text:h text:style-name="P1" text:outline-level="4"><text:bookmark text:name="getServices1"/>getServices(s)</text:h>
      <text:p text:style-name="P11">Get the representation of a service. </text:p>
      <text:h text:style-name="P8" text:outline-level="5">Parameters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s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Table_20_Contents">the service, either the numeric service ID or the service URI path.</text:p>
          </table:table-cell>
        </table:table-row>
      </table:table>
      <text:p text:style-name="P10"/>
      <text:h text:style-name="P8" text:outline-level="5"><text:soft-page-break/>Returns:</text:h>
      <text:p text:style-name="P11">the service representation. </text:p>
      <text:h text:style-name="P1" text:outline-level="4"><text:bookmark text:name="installBundle"/>installBundle(uri)</text:h>
      <text:p text:style-name="P11">Install a new bundle. </text:p>
      <text:h text:style-name="P8" text:outline-level="5">Parameters: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uri</text:span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Table_20_Contents">the URI of the bundle to be installed</text:p>
          </table:table-cell>
        </table:table-row>
      </table:table>
      <text:p text:style-name="P3"/>
      <text:h text:style-name="P8" text:outline-level="5">Returns:</text:h>
      <text:p text:style-name="P11">the URI path of the newly installed bundle </text:p>
      <text:h text:style-name="P1" text:outline-level="4"><text:bookmark text:name="setBundleStartLevel"/>setBundleStartLevel(b, the)</text:h>
      <text:p text:style-name="P11">Set the startlevel of a bundle. </text:p>
      <text:h text:style-name="P8" text:outline-level="5">Parameters: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Name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b</text:span>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Table_20_Contents">the bundle, either the numeric bundle ID or the bundle URI path.</text:p>
          </table:table-cell>
        </table:table-row>
        <table:table-row>
          <table:table-cell table:style-name="Table7.A1" office:value-type="string">
            <text:p text:style-name="Table_20_Contents"><text:span text:style-name="Source_20_Text">the</text:span>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Table_20_Contents">target startlevel representation.</text:p>
          </table:table-cell>
        </table:table-row>
      </table:table>
      <text:h text:style-name="P8" text:outline-level="5">Returns:</text:h>
      <text:p text:style-name="P11">the updated startlevel representation. </text:p>
      <text:h text:style-name="P1" text:outline-level="4"><text:bookmark text:name="setBundleState"/>setBundleState(b, state)</text:h>
      <text:p text:style-name="P11">Set the state of a bundle to start or stop it. </text:p>
      <text:h text:style-name="P8" text:outline-level="5">Parameters: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Name</text:p>
            </table:table-cell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b</text:span>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Table_20_Contents">the bundle, either the numeric bundle ID or the bundle URI path.</text:p>
          </table:table-cell>
        </table:table-row>
        <table:table-row>
          <table:table-cell table:style-name="Table8.A1" office:value-type="string">
            <text:p text:style-name="Table_20_Contents"><text:span text:style-name="Source_20_Text">state</text:span></text:p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Table_20_Contents">the target state.</text:p>
          </table:table-cell>
        </table:table-row>
      </table:table>
      <text:p text:style-name="P10"/>
      <text:h text:style-name="P8" text:outline-level="5">Returns:</text:h>
      <text:p text:style-name="P11">the updated state of the bundle. </text:p>
      <text:h text:style-name="P1" text:outline-level="4"><text:bookmark text:name="setFrameworkStartLevel"/><text:soft-page-break/>setFrameworkStartLevel(the)</text:h>
      <text:p text:style-name="P11">set the framework start level </text:p>
      <text:h text:style-name="P8" text:outline-level="5">Parameters: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Name</text:p>
            </table:table-cell>
            <table:table-cell table:style-name="Table9.A1" office:value-type="string">
              <text:p text:style-name="Table_20_Heading">Type</text:p>
            </table:table-cell>
            <table:table-cell table:style-name="Table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the</text:span>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Table_20_Contents">new framework startlevel in JSON representation.</text:p>
          </table:table-cell>
        </table:table-row>
      </table:table>
      <text:p text:style-name="P10"/>
      <text:h text:style-name="P8" text:outline-level="5">Returns:</text:h>
      <text:p text:style-name="P11">the updated framework startlevel in JSON representation. </text:p>
      <text:h text:style-name="P1" text:outline-level="4"><text:bookmark text:name="startBundle"/>startBundle(b)</text:h>
      <text:p text:style-name="P11">Start a bundle. </text:p>
      <text:h text:style-name="P8" text:outline-level="5">Parameters: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Name</text:p>
            </table:table-cell>
            <table:table-cell table:style-name="Table10.A1" office:value-type="string">
              <text:p text:style-name="Table_20_Heading">Type</text:p>
            </table:table-cell>
            <table:table-cell table:style-name="Table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b</text:span>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Table_20_Contents">the bundle, either the numeric bundle ID or the bundle URI path.</text:p>
          </table:table-cell>
        </table:table-row>
      </table:table>
      <text:p text:style-name="P10"/>
      <text:h text:style-name="P8" text:outline-level="5">Returns:</text:h>
      <text:p text:style-name="P11">the updated bundle state representation. </text:p>
      <text:h text:style-name="P1" text:outline-level="4"><text:bookmark text:name="stopBundle"/>stopBundle(b)</text:h>
      <text:p text:style-name="P11">Stop a bundle. </text:p>
      <text:h text:style-name="P8" text:outline-level="5">Parameters: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Name</text:p>
            </table:table-cell>
            <table:table-cell table:style-name="Table11.A1" office:value-type="string">
              <text:p text:style-name="Table_20_Heading">Type</text:p>
            </table:table-cell>
            <table:table-cell table:style-name="Table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ource_20_Text">b</text:span>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Table_20_Contents">the bundle, either the numeric bundle ID or the bundle URI path.</text:p>
          </table:table-cell>
        </table:table-row>
      </table:table>
      <text:p text:style-name="P10"/>
      <text:h text:style-name="P8" text:outline-level="5">Returns:</text:h>
      <text:p text:style-name="P11">the updated bundle state representation. </text:p>
      <text:h text:style-name="P1" text:outline-level="4"><text:bookmark text:name="uninstallBundle"/>uninstallBundle(b)</text:h>
      <text:p text:style-name="P11">Uninstall a bundle. </text:p>
      <text:h text:style-name="P8" text:outline-level="5"><text:soft-page-break/>Parameters: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Name</text:p>
            </table:table-cell>
            <table:table-cell table:style-name="Table12.A1" office:value-type="string">
              <text:p text:style-name="Table_20_Heading">Type</text:p>
            </table:table-cell>
            <table:table-cell table:style-name="Table1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ource_20_Text">b</text:span></text:p>
          </table:table-cell>
          <table:table-cell table:style-name="Table12.A1" office:value-type="string">
            <text:p text:style-name="P5"/>
          </table:table-cell>
          <table:table-cell table:style-name="Table12.A1" office:value-type="string">
            <text:p text:style-name="Table_20_Contents">the bundle, either the numeric bundle ID or the bundle URI path.</text:p>
          </table:table-cell>
        </table:table-row>
      </table:table>
      <text:p text:style-name="P10"/>
      <text:h text:style-name="P1" text:outline-level="4"><text:bookmark text:name="updateBundle"/>updateBundle(b, uri)</text:h>
      <text:p text:style-name="P11">Update a bundle. </text:p>
      <text:h text:style-name="P8" text:outline-level="5">Parameters: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Name</text:p>
            </table:table-cell>
            <table:table-cell table:style-name="Table13.A1" office:value-type="string">
              <text:p text:style-name="Table_20_Heading">Type</text:p>
            </table:table-cell>
            <table:table-cell table:style-name="Table1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ource_20_Text">b</text:span></text:p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Table_20_Contents">the bundle, either the numeric bundle ID or the bundle URI path.</text:p>
          </table:table-cell>
        </table:table-row>
        <table:table-row>
          <table:table-cell table:style-name="Table13.A1" office:value-type="string">
            <text:p text:style-name="Table_20_Contents"><text:span text:style-name="Source_20_Text">uri</text:span></text:p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Table_20_Contents">the URI from which to update the bundl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5</meta:editing-cycles>
    <meta:generator>LibreOffice/3.6$Windows_x86 LibreOffice_project/2ef5aff-a6fb0ff-166bdff-cf087ad-0f1389</meta:generator>
    <dc:date>2013-09-10T14:21:00.50</dc:date>
    <meta:document-statistic meta:table-count="13" meta:image-count="0" meta:object-count="0" meta:page-count="5" meta:paragraph-count="149" meta:word-count="444" meta:character-count="2889" meta:non-whitespace-character-count="2562"/>
    <meta:user-defined meta:name="Info 1"/>
    <meta:user-defined meta:name="Info 2"/>
    <meta:user-defined meta:name="Info 3"/>
    <meta:user-defined meta:name="Info 4"/>
  </office:meta>
</office:document-meta>
</file>